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411ae0" officeooo:paragraph-rsid="00411ae0" style:text-blinking="false" fo:background-color="transparent"/>
    </style:style>
    <style:style style:name="P3"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4"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4a845" officeooo:paragraph-rsid="0014a845"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P12" style:family="paragraph" style:parent-style-name="Standard">
      <style:text-properties officeooo:rsid="00215652" officeooo:paragraph-rsid="00215652"/>
    </style:style>
    <style:style style:name="P13" style:family="paragraph" style:parent-style-name="Standard">
      <style:text-properties officeooo:rsid="002400a5" officeooo:paragraph-rsid="002400a5"/>
    </style:style>
    <style:style style:name="P14" style:family="paragraph" style:parent-style-name="Standard">
      <style:text-properties officeooo:rsid="00419547" officeooo:paragraph-rsid="00419547"/>
    </style:style>
    <style:style style:name="P15" style:family="paragraph" style:parent-style-name="Standard">
      <style:text-properties officeooo:rsid="0045357b" officeooo:paragraph-rsid="0045357b"/>
    </style:style>
    <style:style style:name="P16" style:family="paragraph" style:parent-style-name="Standard">
      <style:text-properties officeooo:rsid="0046b0e8" officeooo:paragraph-rsid="0046b0e8"/>
    </style:style>
    <style:style style:name="P17" style:family="paragraph" style:parent-style-name="Standard">
      <style:text-properties fo:font-weight="normal" officeooo:rsid="0022ca21" officeooo:paragraph-rsid="0022ca21" style:font-weight-asian="normal" style:font-weight-complex="normal"/>
    </style:style>
    <style:style style:name="P18" style:family="paragraph" style:parent-style-name="Standard">
      <style:text-properties fo:font-weight="normal" officeooo:rsid="00215652" officeooo:paragraph-rsid="0022ca21" style:font-weight-asian="normal" style:font-weight-complex="normal"/>
    </style:style>
    <style:style style:name="P19" style:family="paragraph" style:parent-style-name="Standard">
      <style:text-properties fo:font-weight="normal" officeooo:rsid="004293a2" officeooo:paragraph-rsid="00419547" style:font-weight-asian="normal" style:font-weight-complex="normal"/>
    </style:style>
    <style:style style:name="P20" style:family="paragraph" style:parent-style-name="Standard">
      <style:text-properties officeooo:rsid="0048ea64" officeooo:paragraph-rsid="0048ea64"/>
    </style:style>
    <style:style style:name="P21" style:family="paragraph" style:parent-style-name="Standard">
      <style:text-properties officeooo:rsid="0049d72d" officeooo:paragraph-rsid="0049d72d"/>
    </style:style>
    <style:style style:name="P22" style:family="paragraph" style:parent-style-name="Heading_20_3">
      <style:text-properties officeooo:rsid="00419547" officeooo:paragraph-rsid="00419547"/>
    </style:style>
    <style:style style:name="P23" style:family="paragraph" style:parent-style-name="Heading_20_3">
      <style:text-properties officeooo:rsid="0045357b" officeooo:paragraph-rsid="0045357b"/>
    </style:style>
    <style:style style:name="P24" style:family="paragraph" style:parent-style-name="Text_20_body">
      <style:text-properties officeooo:paragraph-rsid="000bc9c9"/>
    </style:style>
    <style:style style:name="P25" style:family="paragraph" style:parent-style-name="Text_20_body">
      <style:text-properties officeooo:rsid="00215652" officeooo:paragraph-rsid="00215652"/>
    </style:style>
    <style:style style:name="P26" style:family="paragraph" style:parent-style-name="Text_20_body">
      <style:text-properties officeooo:rsid="00386e5a" officeooo:paragraph-rsid="00386e5a"/>
    </style:style>
    <style:style style:name="P27" style:family="paragraph" style:parent-style-name="Text_20_body">
      <style:text-properties officeooo:paragraph-rsid="00411ae0"/>
    </style:style>
    <style:style style:name="P2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0"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0fd189" style:text-blinking="false" fo:background-color="transparent"/>
    </style:style>
    <style:style style:name="P31"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2"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3"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3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509d6" officeooo:paragraph-rsid="001509d6" style:text-blinking="false" fo:background-color="transparent"/>
    </style:style>
    <style:style style:name="P35"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12897" officeooo:paragraph-rsid="00112897" style:text-blinking="false" fo:background-color="transparent"/>
    </style:style>
    <style:style style:name="P36"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0fd189" officeooo:paragraph-rsid="000fd189" style:text-blinking="false" fo:background-color="transparent"/>
    </style:style>
    <style:style style:name="P37"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16d8cf" officeooo:paragraph-rsid="0016d8cf" style:text-blinking="false" fo:background-color="transparent"/>
    </style:style>
    <style:style style:name="P38"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e881" officeooo:paragraph-rsid="003de881" style:text-blinking="false" fo:background-color="transparent"/>
    </style:style>
    <style:style style:name="P39" style:family="paragraph" style:parent-style-name="Standard">
      <style:text-properties officeooo:rsid="004e4425" officeooo:paragraph-rsid="004e4425"/>
    </style:style>
    <style:style style:name="P40" style:family="paragraph" style:parent-style-name="Standard">
      <style:text-properties officeooo:rsid="0048ea64" officeooo:paragraph-rsid="0048ea64"/>
    </style:style>
    <style:style style:name="P41"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8"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9"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0"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1"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2" style:family="text">
      <style:text-properties officeooo:rsid="0012a7d1"/>
    </style:style>
    <style:style style:name="T13" style:family="text">
      <style:text-properties officeooo:rsid="00145f28"/>
    </style:style>
    <style:style style:name="T14" style:family="text">
      <style:text-properties officeooo:rsid="00169fa9"/>
    </style:style>
    <style:style style:name="T15" style:family="text">
      <style:text-properties officeooo:rsid="00195a1e"/>
    </style:style>
    <style:style style:name="T16" style:family="text">
      <style:text-properties officeooo:rsid="001c6919"/>
    </style:style>
    <style:style style:name="T17" style:family="text">
      <style:text-properties officeooo:rsid="001d5f09"/>
    </style:style>
    <style:style style:name="T18" style:family="text">
      <style:text-properties officeooo:rsid="001de5cb"/>
    </style:style>
    <style:style style:name="T19" style:family="text">
      <style:text-properties officeooo:rsid="001def2b"/>
    </style:style>
    <style:style style:name="T20" style:family="text">
      <style:text-properties fo:font-weight="bold" style:font-weight-asian="bold" style:font-weight-complex="bold"/>
    </style:style>
    <style:style style:name="T21" style:family="text">
      <style:text-properties fo:font-weight="bold" officeooo:rsid="00342ff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68de4" style:font-weight-asian="normal" style:font-weight-complex="normal"/>
    </style:style>
    <style:style style:name="T24" style:family="text">
      <style:text-properties fo:font-weight="normal" officeooo:rsid="00342fff" style:font-weight-asian="normal" style:font-weight-complex="normal"/>
    </style:style>
    <style:style style:name="T25" style:family="text">
      <style:text-properties fo:font-weight="normal" officeooo:rsid="004293a2" style:font-weight-asian="normal" style:font-weight-complex="normal"/>
    </style:style>
    <style:style style:name="T26" style:family="text">
      <style:text-properties officeooo:rsid="0022ca21"/>
    </style:style>
    <style:style style:name="T27" style:family="text">
      <style:text-properties officeooo:rsid="002980f7"/>
    </style:style>
    <style:style style:name="T28" style:family="text">
      <style:text-properties officeooo:rsid="002eaa06"/>
    </style:style>
    <style:style style:name="T29" style:family="text">
      <style:text-properties officeooo:rsid="00303446"/>
    </style:style>
    <style:style style:name="T30" style:family="text">
      <style:text-properties officeooo:rsid="0032e1ed"/>
    </style:style>
    <style:style style:name="T31" style:family="text">
      <style:text-properties officeooo:rsid="00395ff1"/>
    </style:style>
    <style:style style:name="T32" style:family="text">
      <style:text-properties officeooo:rsid="003c90f9"/>
    </style:style>
    <style:style style:name="T33" style:family="text">
      <style:text-properties officeooo:rsid="003f9824"/>
    </style:style>
    <style:style style:name="T34" style:family="text">
      <style:text-properties officeooo:rsid="00411ae0"/>
    </style:style>
    <style:style style:name="T35" style:family="text">
      <style:text-properties fo:font-style="italic" style:font-style-asian="italic" style:font-style-complex="italic"/>
    </style:style>
    <style:style style:name="T36" style:family="text">
      <style:text-properties officeooo:rsid="004424ae"/>
    </style:style>
    <style:style style:name="T37" style:family="text">
      <style:text-properties officeooo:rsid="004b1d55"/>
    </style:style>
    <style:style style:name="T38" style:family="text">
      <style:text-properties officeooo:rsid="004c3d1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docs-internal-guid-f1d80461-7fff-0e2c-1225-120d87ee7775"/>MopedRebel</text:p>
      <text:p text:style-name="P5">Game Design Document</text:p>
      <text:p text:style-name="P26"/>
      <text:p text:style-name="P1">Promo Blurb</text:p>
      <text:p text:style-name="Text_20_body"/>
      <text:p text:style-name="P24">A rebel in the land of conformist moped users, moped rebel (MR) is a too-cool-for-school punk that doesn't abide by the rules and is always out looking for ways to undermine the “Man”, man… </text:p>
      <text:p text:style-name="P24">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Deliveries</text:p>
      <text:p text:style-name="P27">MR work for <text:span text:style-name="T34">CargoRiders™, and so the main way to get out onto the streets and ride the moped is in the context of deliveries. Deliveries are limited by promised delivery time. The better this time is beat, the more tip money MR earn for their quick work. If MR take too long on the streets and are late on the delivery for a specific large margin, then the delivery price goes out of their personal account. If there is not enough money left over to pay for a late delivery, then MR loses their job and the game is over.</text:span></text:p>
      <text:p text:style-name="P3">Street Cred (SC)</text:p>
      <text:p text:style-name="P6">The only important currency in MR life. </text:p>
      <text:p text:style-name="Text_20_body"/>
      <text:p text:style-name="P6">SC goes UP if MR: </text:p>
      <text:list xml:id="list3085028673" text:style-name="L1">
        <text:list-item>
          <text:p text:style-name="P28">Successfully navigates traffic on the way to their delivery</text:p>
          <text:list>
            <text:list-item>
              <text:p text:style-name="P34">SC continuously grows as MR navigate traffic, the faster MR move the better the gain, <text:span text:style-name="T15">SC only gained for driving over the speed limit</text:span></text:p>
            </text:list-item>
          </text:list>
        </text:list-item>
        <text:list-item>
          <text:p text:style-name="P28">Successfully resolves conflicts with other members of traffic once those occur</text:p>
          <text:list>
            <text:list-item>
              <text:p text:style-name="P34">Paying off – gain some SC (low risk, <text:span text:style-name="T18">uses money</text:span>)</text:p>
            </text:list-item>
            <text:list-item>
              <text:p text:style-name="P34">Diss – gain moderate SC (moderate risk – <text:span text:style-name="T14">success depends on current SC level</text:span>, might evolve into Fight)</text:p>
            </text:list-item>
            <text:list-item>
              <text:p text:style-name="P34">Fight – gain most SC (skill + high risk)</text:p>
            </text:list-item>
          </text:list>
        </text:list-item>
      </text:list>
      <text:p text:style-name="Text_20_body"/>
      <text:p text:style-name="P6">SC goes DOWN if MR:</text:p>
      <text:list xml:id="list132887076" text:style-name="L2">
        <text:list-item>
          <text:p text:style-name="P29">Drives on the sidewalk:</text:p>
          <text:list>
            <text:list-item>
              <text:p text:style-name="P35">Keep losing SC continuously, faster than gain driving on road, so bumping into folks is <text:span text:style-name="T12">important</text:span></text:p>
            </text:list-item>
          </text:list>
        </text:list-item>
        <text:list-item>
          <text:p text:style-name="P30">Fails at resolving conflicts with other members of traffic: </text:p>
          <text:list>
            <text:list-item>
              <text:p text:style-name="P36">if MR tries to diss and dont have the SC to back it up, then they have to either fight or wave it off. Waving off loses SC, might not work with some types and always evolve into a fight</text:p>
            </text:list-item>
            <text:list-item>
              <text:p text:style-name="P36">losing a fight loses SC and some health. Some more aggresive types <text:span text:style-name="T13">(</text:span>like rival gang members<text:span text:style-name="T13">)</text:span> will also take this opportunity to damage the moped. <text:line-break/><text:span text:style-name="T32">If MR loses a fight the rival might perform a random negative consequence event, such as reduce SC (spit in face?), damage the moped, rip off a sticker, etc.</text:span></text:p>
            </text:list-item>
          </text:list>
        </text:list-item>
      </text:list>
      <text:p text:style-name="P7"/>
      <text:p text:style-name="P6"><text:soft-page-break/>The <text:span text:style-name="T19">faster</text:span> MR actual delivery time is, the more money MR will be tipped by their company customers. <text:span text:style-name="T19">This means that staying in a delivery is balanced between gaining more money by rushing through or hanging around and raising MR SC.</text:span></text:p>
      <text:p text:style-name="P8">If MR are hurt in too many fights <text:span text:style-name="T26">without healing </text:span>they cant continue the delivery and need to recover.</text:p>
      <text:p text:style-name="Text_20_body"/>
      <text:p text:style-name="P4">Money</text:p>
      <text:p text:style-name="P6">MR uses money acquired from customers to </text:p>
      <text:list xml:id="list1668460556" text:style-name="L3">
        <text:list-item>
          <text:p text:style-name="P31">buy stickers for their moped</text:p>
        </text:list-item>
        <text:list-item>
          <text:p text:style-name="P31">repair any damages caused by vehicular accidents to moped or the stickers (drawing new versions with sharpie)</text:p>
        </text:list-item>
        <text:list-item>
          <text:p text:style-name="P31">Pay off conflicts with traffic members</text:p>
        </text:list-item>
        <text:list-item>
          <text:p text:style-name="P37">Patch themselves up after a stage with lost fights</text:p>
        </text:list-item>
        <text:list-item>
          <text:p text:style-name="P38"><text:span text:style-name="T33">Pay </text:span>for late deliveries</text:p>
        </text:list-item>
      </text:list>
      <text:p text:style-name="P1">Stickers System</text:p>
      <text:p text:style-name="P6">MR use money to buy stickers that pimp out their moped. The number of stickers that can be put on the moped at aby one time is limited. Stickers get damaged by collision much like the moped itself, losing part of their potency</text:p>
      <text:p text:style-name="P6">Stickers cause different additional permanent bonuses for the moped like</text:p>
      <text:list xml:id="list1671776731" text:style-name="L4">
        <text:list-item>
          <text:p text:style-name="P32">higher <text:span text:style-name="T28">top</text:span> speed</text:p>
        </text:list-item>
        <text:list-item>
          <text:p text:style-name="P32">more turbo</text:p>
        </text:list-item>
        <text:list-item>
          <text:p text:style-name="P32">faster swerving</text:p>
        </text:list-item>
        <text:list-item>
          <text:p text:style-name="P32">more durability against hitting <text:span text:style-name="T29">pedestrians</text:span></text:p>
        </text:list-item>
        <text:list-item>
          <text:p text:style-name="P32">Increased SC in specific scenarios, etc..</text:p>
        </text:list-item>
      </text:list>
      <text:p text:style-name="Text_20_body"/>
      <text:p text:style-name="P1">Main Movement Loop</text:p>
      <text:p text:style-name="P25">MR have 2 modes of movement: on moped and off the moped.</text:p>
      <text:p text:style-name="Heading_20_3">Off the moped</text:p>
      <text:p text:style-name="P12">MR can stand still and move at a walking pace along the sidewalk with other pedestrians, dragging their moped with them. If an enemy <text:span text:style-name="T31">that is above MR dissing SC </text:span>spots MR <text:span text:style-name="T30">(is within spotting range)</text:span>, they will move to intercept and start a <text:span text:style-name="T20">traffic conflict</text:span><text:span text:style-name="T22">. </text:span><text:span text:style-name="T24">MR can create conflict with other pedestrians as well by </text:span><text:span text:style-name="T21">flipping the bird</text:span><text:span text:style-name="T24"> at them. </text:span><text:span text:style-name="T23">While off the moped, any conflict resolution will not involve damaging the moped itself (since it technically wasnt involved).</text:span></text:p>
      <text:p text:style-name="P17">MR must be off their moped to apply their medkit and help themselves heal from a bad fight.</text:p>
      <text:p text:style-name="P18">MR can switch anytime to be on the moped. This will take them to the nearest road automatically.</text:p>
      <text:p text:style-name="P18"/>
      <text:p text:style-name="Heading_20_3">On the moped</text:p>
      <text:p text:style-name="P13">MR moves continuously through traffic at the roads set <text:span text:style-name="T20">minimum cruise speed</text:span><text:span text:style-name="T22">. Roads also have a </text:span><text:span text:style-name="T20">maximum allowed driving speed</text:span><text:span text:style-name="T22">. Going above this speed limit lets MR earn SC for driving. </text:span></text:p>
      <text:p text:style-name="P9"><text:span text:style-name="T1">MR can also break, </text:span><text:span text:style-name="T2">accelerate,</text:span><text:span text:style-name="T1"> swerve between lanes of traffic </text:span><text:span text:style-name="T3">to avoid road vehicles. If the moped hits another vehicle in traffic it gets damaged and MR has to resolve a </text:span><text:span text:style-name="T9">traffic </text:span><text:span text:style-name="T10">conflict </text:span><text:span text:style-name="T3">with the </text:span><text:span text:style-name="T4">people in the </text:span><text:span text:style-name="T3">vehicle.</text:span></text:p>
      <text:p text:style-name="P11"><text:span text:style-name="T3">W</text:span><text:span text:style-name="T1">hile in traffic, MR can try </text:span><text:span text:style-name="T8">flipping the bird</text:span><text:span text:style-name="T5"> at a car. This adds SC, but the car might stop to intercept MR and cause a </text:span><text:span text:style-name="T8">traffic conflict</text:span><text:span text:style-name="T5">. </text:span><text:span text:style-name="T6">MR should avoid the car once the bird has been flipped in order to get away scot free.</text:span></text:p>
      <text:p text:style-name="P10"><text:span text:style-name="T6">MR can move to drive on the sidewalk instead of using the road. This helps avoid any traffic, but costs SC to do. </text:span><text:span text:style-name="T3">While on the sidwalk, most pedestrians will jump out of the way of MR moped, but some will not </text:span><text:span text:style-name="T7">(like enemies)</text:span><text:span text:style-name="T3">, leading to </text:span><text:span text:style-name="T11">traffic conflicts</text:span><text:span text:style-name="T3">. </text:span><text:span text:style-name="T7">When the pedestrian is hit, the moped might also get damaged.</text:span></text:p>
      <text:p text:style-name="P6">After a few successful deliveries, MR gets to challenge a conflicting party</text:p>
      <text:p text:style-name="P4">Traffic Conflict Resolving</text:p>
      <text:p text:style-name="P6">Conflicts with other members of traffic can be resolved by</text:p>
      <text:list xml:id="list3381599731" text:style-name="L5">
        <text:list-item>
          <text:p text:style-name="P33">Bribing the person (costs money)</text:p>
        </text:list-item>
        <text:list-item>
          <text:p text:style-name="P33">Dismissing the person (requires certain amount of SC collected, <text:span text:style-name="T27">could evolve into fighting</text:span>)</text:p>
        </text:list-item>
        <text:list-item>
          <text:p text:style-name="P33">Fighting the person (separate set of actions)</text:p>
        </text:list-item>
      </text:list>
      <text:p text:style-name="Text_20_body"><text:soft-page-break/></text:p>
      <text:p text:style-name="P4">Boss battles</text:p>
      <text:p text:style-name="P6">After every few deliveries, a conflicting party will notice MR work ethic and try to get rid of them. </text:p>
      <text:p text:style-name="P6">If MR manages to overcome the obstacles presented, their moped will gain a permanent upgrade and this will freeze MR SC points to not fall below a specific minimum</text:p>
      <text:p text:style-name="Text_20_body"/>
      <text:p text:style-name="P4">Turbo</text:p>
      <text:p text:style-name="P6">Once acquired, the turbo ability allows MR to go into higher speeds at expense of maneuverability for a short period of time a limited number of times per delivery.</text:p>
      <text:p text:style-name="P6">Turbo allows covering a large<text:span text:style-name="T16">r</text:span> section of delivery route in a short<text:span text:style-name="T17">er</text:span> amount of time, but avoids conflicts with pedestrians and makes vehicle traffic harder to avoid </text:p>
      <text:p text:style-name="P6"/>
      <text:p text:style-name="P22">Dissing Engine</text:p>
      <text:p text:style-name="P14">Disses are stored in a resources JSON file that includes a list of “common” disses and disses specific to <text:span text:style-name="T36">part of enemy root node name</text:span>.</text:p>
      <text:p text:style-name="P14">When chosing to diss, the rebel picks a diss randomly from all commons + from list specific to this enemy type. </text:p>
      <text:p text:style-name="P14">The min required SC shows how much SC is needed to <text:span text:style-name="T35">almost</text:span> <text:span text:style-name="T22">guarantee a successfull diss (with a 95% success rate). The more SC MR have before the encounter above the required threshold, the less SC they will get as reward for dissing. </text:span><text:span text:style-name="T25">If the enemy decided to fight after the diss, they will get advantages to their stats as MR are now facing a pissed off enemy.</text:span></text:p>
      <text:p text:style-name="P19"/>
      <text:p text:style-name="P23">Flipping the Bird</text:p>
      <text:p text:style-name="P15">When MR wish to diss their surrounding citizens or drivers, they will “flip the bird”. This involves showing a lude gesture (for as long as the button is pressed down) which is visible at a certain distance to surrounding people in the direction MR are facing.</text:p>
      <text:p text:style-name="P16">Holding the bird flipped with a specific target in the flip zone for long enough (1.1 sec?) will earn MR some SC points, but might make the other party involved either aggressive or scared. Aggressive parties will try to move towards MR and instigate CONFLICT, while scared parties will try to run out of the flipping zone.</text:p>
      <text:p text:style-name="P15">If the bird is flipped on foot, some people might approach MR and start a conflict. MR can try to evade the conflict by starting to move onto their moped and down into traffic, although that takes time.</text:p>
      <text:p text:style-name="P15">If the bird is flipped at a car, the dirver can try to slow down or even reverse in order to hit MR with their vehicle</text:p>
      <text:p text:style-name="P21"><text:soft-page-break/>Once a conflict has <text:span text:style-name="T37">resolved</text:span>, that member of traffic will avoid further conflict with MR, <text:span text:style-name="T38">which should discourage repeat offence grinding (they will leave the screen)</text:span></text:p>
      <text:p text:style-name="Heading_20_2">Stages</text:p>
      <text:p text:style-name="P39">The stages are fixed created beforehand with predefined placement of units and props</text:p>
      <text:p text:style-name="P20">Some stage blocks offer both moped and foot traversal options (road with sidewalk), some only offer road options (highway), some only offer foot options (park area). In those cases, the corresponding other state is disabled in these areas, forcing limited traversal</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6-13T00:58:53.261891731</dc:date>
    <meta:editing-duration>P28DT16H23M48S</meta:editing-duration>
    <meta:editing-cycles>56</meta:editing-cycles>
    <meta:document-statistic meta:table-count="0" meta:image-count="0" meta:object-count="0" meta:page-count="8" meta:paragraph-count="75" meta:word-count="1479" meta:character-count="8200" meta:non-whitespace-character-count="6806"/>
  </office:meta>
</office:document-meta>
</file>